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0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 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<text:s/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<text:s/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<text:s/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<text:s/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4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<text:s/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<text:s/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29T18:27:56.90</meta:creation-date>
    <meta:generator>LibreOffice/7.4.1.2$Windows_X86_64 LibreOffice_project/3c58a8f3a960df8bc8fd77b461821e42c061c5f0</meta:generator>
    <dc:date>2025-01-24T02:53:28.846000000</dc:date>
    <meta:editing-duration>P27DT15H14M2S</meta:editing-duration>
    <meta:editing-cycles>59</meta:editing-cycles>
    <meta:document-statistic meta:table-count="3" meta:cell-count="866" meta:object-count="0"/>
  </office:meta>
</office:document-meta>
</file>